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tails:</text:p>
      <text:p text:style-name="Standard">Company name: Erudite Scholars Initiative </text:p>
      <text:p text:style-name="Standard">Number and name of sections</text:p>
      <text:p text:style-name="Standard">1. About Us</text:p>
      <text:p text:style-name="Standard">2. Activities </text:p>
      <text:p text:style-name="Standard">3. Upcoming Events </text:p>
      <text:p text:style-name="Standard">4. Support Us</text:p>
      <text:p text:style-name="Standard">5. Contact Us</text:p>
      <text:p text:style-name="Standard">6. Gallery</text:p>
      <text:p text:style-name="Standard">Email: info.erscin@gmail.com</text:p>
      <text:p text:style-name="Standard">Contact: 0784083583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5T08:19:06.778131132</meta:creation-date>
    <dc:date>2025-08-15T08:21:57.186421384</dc:date>
    <meta:editing-duration>PT2M51S</meta:editing-duration>
    <meta:editing-cycles>1</meta:editing-cycles>
    <meta:document-statistic meta:table-count="0" meta:image-count="0" meta:object-count="0" meta:page-count="1" meta:paragraph-count="11" meta:word-count="31" meta:character-count="206" meta:non-whitespace-character-count="181"/>
    <meta:generator>LibreOffice/7.4.7.2$Linux_X86_64 LibreOffice_project/40$Build-2</meta:generator>
  </office:meta>
</office:document-meta>
</file>